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512cm" fo:min-width="19.09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2.388cm" fo:min-width="19.09cm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22.388cm" fo:min-width="5.85cm"/>
    </style:style>
    <style:style style:name="gr4" style:family="graphic" style:parent-style-name="standard">
      <style:graphic-properties draw:fill-color="#dddddd" draw:textarea-horizontal-align="justify" draw:textarea-vertical-align="middle" draw:auto-grow-height="false" fo:min-height="22.388cm" fo:min-width="6.39cm"/>
    </style:style>
    <style:style style:name="gr5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782cm"/>
      <style:paragraph-properties style:writing-mode="lr-tb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29cm" fo:min-width="0.04cm"/>
    </style:style>
    <style:style style:name="gr8" style:family="graphic" style:parent-style-name="objectwithoutfill">
      <style:graphic-properties svg:stroke-color="#000000" draw:marker-end="Arrowheads_20_1" draw:marker-end-width="0.3cm" draw:fill="solid" draw:fill-color="#000000" draw:textarea-vertical-align="middle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 fo:min-height="1.126cm" fo:min-width="2.146cm"/>
      <style:paragraph-properties style:writing-mode="lr-tb"/>
    </style:style>
    <style:style style:name="gr10" style:family="graphic" style:parent-style-name="objectwithoutfill">
      <style:graphic-properties svg:stroke-color="#000000" draw:fill="solid" draw:fill-color="#000000" draw:textarea-vertical-align="middle"/>
    </style:style>
    <style:style style:name="gr11" style:family="graphic" style:parent-style-name="standard">
      <style:graphic-properties svg:stroke-color="#000000" draw:fill-color="#77bc65" draw:textarea-horizontal-align="justify" draw:textarea-vertical-align="middle" draw:auto-grow-height="false" fo:min-height="0cm" fo:min-width="5.215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1.126cm" fo:min-width="1.511cm"/>
      <style:paragraph-properties style:writing-mode="lr-tb"/>
    </style:style>
    <style:style style:name="gr13" style:family="graphic" style:parent-style-name="standard">
      <style:graphic-properties svg:stroke-color="#000000" draw:fill-color="#ff972f" draw:textarea-horizontal-align="justify" draw:textarea-vertical-align="middle" draw:auto-grow-height="false" fo:min-height="0.132cm" fo:min-width="0.0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2cm" fo:min-width="0cm"/>
      <style:paragraph-properties style:writing-mode="lr-tb"/>
    </style:style>
    <style:style style:name="gr15" style:family="graphic" style:parent-style-name="standard">
      <style:graphic-properties draw:fill-color="#729fcf" draw:textarea-horizontal-align="justify" draw:textarea-vertical-align="middle" draw:auto-grow-height="false" fo:min-height="0.668cm" fo:min-width="2.196cm"/>
      <style:paragraph-properties style:writing-mode="lr-tb"/>
    </style:style>
    <style:style style:name="gr16" style:family="graphic" style:parent-style-name="standard">
      <style:graphic-properties draw:fill-color="#729fcf" draw:textarea-horizontal-align="justify" draw:textarea-vertical-align="middle" draw:auto-grow-height="false" fo:min-height="0.553cm" fo:min-width="2.20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style:paragraph-properties fo:text-align="center"/>
      <style:text-properties fo:color="#ffffff"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color="#ffffff"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729fcf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-color="#77bc65"/>
      <style:paragraph-properties fo:text-align="center"/>
    </style:style>
    <style:style style:name="P12" style:family="paragraph">
      <loext:graphic-properties draw:fill-color="#ff972f"/>
      <style:paragraph-properties fo:text-align="center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style:text-properties fo:font-size="10pt" style:font-size-asian="10pt" style:font-size-complex="10pt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custom-shape draw:style-name="gr1" draw:text-style-name="P1" draw:layer="layout" svg:width="19.59cm" svg:height="0.762cm" svg:x="1cm" svg:y="3.5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2" draw:layer="layout" svg:width="19.59cm" svg:height="22.638cm" svg:x="1cm" svg:y="4.3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3" draw:text-style-name="P3" draw:layer="layout" svg:width="6.35cm" svg:height="22.638cm" svg:x="1cm" svg:y="4.3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6.35cm" svg:height="22.638cm" svg:x="7.35cm" svg:y="4.3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6.89cm" svg:height="22.638cm" svg:x="13.7cm" svg:y="4.30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5" draw:text-style-name="P5" draw:layer="layout" svg:width="6.35cm" svg:height="0.762cm" svg:x="1cm" svg:y="3.54cm">
            <draw:text-box>
              <text:p text:style-name="P4"><text:span text:style-name="T1">Driver</text:span></text:p>
            </draw:text-box>
          </draw:frame>
          <draw:frame draw:style-name="gr5" draw:text-style-name="P5" draw:layer="layout" svg:width="6.35cm" svg:height="0.762cm" svg:x="7.35cm" svg:y="3.54cm">
            <draw:text-box>
              <text:p text:style-name="P4"><text:span text:style-name="T1">Infotainment System</text:span></text:p>
            </draw:text-box>
          </draw:frame>
          <draw:frame draw:style-name="gr5" draw:text-style-name="P5" draw:layer="layout" svg:width="6.89cm" svg:height="0.762cm" svg:x="13.7cm" svg:y="3.54cm">
            <draw:text-box>
              <text:p text:style-name="P4"><text:span text:style-name="T1">Peripherals</text:span></text:p>
            </draw:text-box>
          </draw:frame>
        </draw:g>
        <draw:frame draw:style-name="gr6" draw:text-style-name="P7" draw:layer="layout" svg:width="19.59cm" svg:height="2.147cm" svg:x="1cm" svg:y="1cm">
          <draw:text-box>
            <text:p text:style-name="P6">Auto Infotainment System w/ Skimmer Scanner and Traffic Updates<text:line-break/>v.1<text:span text:style-name="T2"><text:line-break/></text:span><text:span text:style-name="T2">Richard Dowdle | 4/10/2020</text:span></text:p>
          </draw:text-box>
        </draw:frame>
        <draw:custom-shape draw:style-name="gr7" draw:text-style-name="P1" draw:layer="layout" svg:width="0.762cm" svg:height="0.762cm" svg:x="3.667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4.048cm" svg:y1="5.445cm" svg:x2="4.048cm" svg:y2="6.588cm">
          <text:p/>
        </draw:line>
        <draw:custom-shape draw:style-name="gr9" draw:text-style-name="P10" draw:layer="layout" svg:width="2.794cm" svg:height="1.524cm" svg:x="2.651cm" svg:y="6.715cm">
          <text:p text:style-name="P9"><text:span text:style-name="T3">Turn vehicle</text:span><text:span text:style-name="T3"><text:line-break/></text:span><text:span text:style-name="T3">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8" draw:layer="layout" svg:x1="4.048cm" svg:y1="8.239cm" svg:x2="4.048cm" svg:y2="9.001cm">
          <text:p/>
        </draw:line>
        <draw:line draw:style-name="gr8" draw:text-style-name="P8" draw:layer="layout" svg:x1="4.048cm" svg:y1="9.001cm" svg:x2="8.239cm" svg:y2="9.001cm">
          <text:p/>
        </draw:line>
        <draw:custom-shape draw:style-name="gr9" draw:text-style-name="P10" draw:layer="layout" svg:width="2.794cm" svg:height="1.524cm" svg:x="8.239cm" svg:y="8.239cm">
          <text:p text:style-name="P9"><text:span text:style-name="T3">System</text:span><text:span text:style-name="T3"><text:line-break/></text:span><text:span text:style-name="T3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8" draw:layer="layout" svg:x1="9.636cm" svg:y1="9.763cm" svg:x2="9.636cm" svg:y2="10.906cm">
          <text:p/>
        </draw:line>
        <draw:custom-shape draw:style-name="gr11" draw:text-style-name="P11" draw:layer="layout" svg:width="5.715cm" svg:height="0.127cm" svg:x="6.207cm" svg:y="10.906cm">
          <text:p/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0.652cm" svg:y1="11.033cm" svg:x2="10.652cm" svg:y2="12.303cm">
          <text:p/>
        </draw:line>
        <draw:custom-shape draw:style-name="gr9" draw:text-style-name="P10" draw:layer="layout" svg:width="2.794cm" svg:height="1.524cm" svg:x="9.636cm" svg:y="12.303cm">
          <text:p text:style-name="P9"><text:span text:style-name="T3">Initiate</text:span><text:span text:style-name="T3"><text:line-break/></text:span><text:span text:style-name="T3">MAC Addr</text:span><text:span text:style-name="T3"><text:line-break/></text:span><text:span text:style-name="T3">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8" draw:layer="layout" svg:x1="12.43cm" svg:y1="13.065cm" svg:x2="15.986cm" svg:y2="13.065cm">
          <text:p/>
        </draw:line>
        <draw:custom-shape draw:style-name="gr12" draw:text-style-name="P10" draw:layer="layout" svg:width="2.159cm" svg:height="1.524cm" svg:x="15.986cm" svg:y="12.303cm">
          <text:p text:style-name="P9"><text:span text:style-name="T3">Bluetooth</text:span><text:span text:style-name="T3"><text:line-break/></text:span><text:span text:style-name="T3">Device</text:span><text:span text:style-name="T3"><text:line-break/></text:span><text:span text:style-name="T3">Inqui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8" draw:layer="layout" svg:x1="17.51cm" svg:y1="13.827cm" svg:x2="17.51cm" svg:y2="15.859cm">
          <text:p/>
        </draw:line>
        <draw:line draw:style-name="gr8" draw:text-style-name="P8" draw:layer="layout" svg:x1="17.51cm" svg:y1="15.859cm" svg:x2="13.065cm" svg:y2="15.859cm">
          <text:p/>
        </draw:line>
        <draw:custom-shape draw:style-name="gr9" draw:text-style-name="P10" draw:layer="layout" svg:width="2.794cm" svg:height="1.524cm" svg:x="10.271cm" svg:y="15.097cm">
          <text:p text:style-name="P9"><text:span text:style-name="T3">Results of</text:span><text:span text:style-name="T3"><text:line-break/></text:span><text:span text:style-name="T3">MAC Addr</text:span><text:span text:style-name="T3"><text:line-break/></text:span><text:span text:style-name="T3">S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8" draw:layer="layout" svg:x1="11.668cm" svg:y1="16.621cm" svg:x2="11.668cm" svg:y2="17.637cm">
          <text:p/>
        </draw:line>
        <draw:custom-shape draw:style-name="gr9" draw:text-style-name="P10" draw:layer="layout" svg:width="2.794cm" svg:height="1.524cm" svg:x="10.271cm" svg:y="17.637cm">
          <text:p text:style-name="P9"><text:span text:style-name="T3">Checks MAC</text:span><text:span text:style-name="T3"><text:line-break/></text:span><text:span text:style-name="T3">Address</text:span><text:span text:style-name="T3"><text:line-break/></text:span><text:span text:style-name="T3">Diction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8" draw:layer="layout" svg:x1="11.668cm" svg:y1="19.161cm" svg:x2="11.668cm" svg:y2="20.177cm">
          <text:p/>
        </draw:line>
        <draw:custom-shape draw:style-name="gr13" draw:text-style-name="P12" draw:layer="layout" svg:width="1.016cm" svg:height="0.762cm" svg:x="11.16cm" svg:y="20.1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8" draw:layer="layout" svg:x1="11.16cm" svg:y1="20.558cm" svg:x2="9.89cm" svg:y2="20.558cm">
          <text:p/>
        </draw:line>
        <draw:line draw:style-name="gr8" draw:text-style-name="P8" draw:layer="layout" svg:x1="9.89cm" svg:y1="20.558cm" svg:x2="9.89cm" svg:y2="21.701cm">
          <text:p/>
        </draw:line>
        <draw:frame draw:style-name="gr14" draw:text-style-name="P13" draw:layer="layout" svg:width="1.078cm" svg:height="0.772cm" svg:x="9.828cm" svg:y="20.04cm">
          <draw:text-box>
            <text:p><text:span text:style-name="T3">Yes</text:span></text:p>
          </draw:text-box>
        </draw:frame>
        <draw:custom-shape draw:style-name="gr15" draw:text-style-name="P10" draw:layer="layout" svg:width="2.794cm" svg:height="1.016cm" svg:x="8.112cm" svg:y="21.701cm">
          <text:p text:style-name="P9"><text:span text:style-name="T3">Notifies user,</text:span><text:span text:style-name="T3"><text:line-break/></text:span><text:span text:style-name="T3">logs incid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8" draw:layer="layout" svg:x1="9.001cm" svg:y1="21.701cm" svg:x2="9.001cm" svg:y2="13.192cm">
          <text:p/>
        </draw:line>
        <draw:line draw:style-name="gr8" draw:text-style-name="P8" draw:layer="layout" svg:x1="9.001cm" svg:y1="13.192cm" svg:x2="9.636cm" svg:y2="13.192cm">
          <text:p/>
        </draw:line>
        <draw:line draw:style-name="gr10" draw:text-style-name="P8" draw:layer="layout" svg:x1="12.176cm" svg:y1="20.558cm" svg:x2="13.446cm" svg:y2="20.558cm">
          <text:p/>
        </draw:line>
        <draw:line draw:style-name="gr10" draw:text-style-name="P8" draw:layer="layout" svg:x1="13.446cm" svg:y1="20.558cm" svg:x2="13.446cm" svg:y2="12.684cm">
          <text:p/>
        </draw:line>
        <draw:line draw:style-name="gr8" draw:text-style-name="P8" draw:layer="layout" svg:x1="13.446cm" svg:y1="12.684cm" svg:x2="12.43cm" svg:y2="12.684cm">
          <text:p/>
        </draw:line>
        <draw:frame draw:style-name="gr14" draw:text-style-name="P13" draw:layer="layout" svg:width="1.078cm" svg:height="0.772cm" svg:x="12.176cm" svg:y="20.04cm">
          <draw:text-box>
            <text:p><text:span text:style-name="T3">No</text:span></text:p>
          </draw:text-box>
        </draw:frame>
        <draw:line draw:style-name="gr8" draw:text-style-name="P8" draw:layer="layout" svg:x1="7.731cm" svg:y1="11.033cm" svg:x2="7.731cm" svg:y2="23.098cm">
          <text:p/>
        </draw:line>
        <draw:custom-shape draw:style-name="gr16" draw:text-style-name="P10" draw:layer="layout" svg:width="2.794cm" svg:height="0.889cm" svg:x="7.35cm" svg:y="23.098cm">
          <text:p text:style-name="P9"><text:span text:style-name="T3">Download</text:span><text:span text:style-name="T3"><text:line-break/></text:span><text:span text:style-name="T3">Traffic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8" draw:layer="layout" svg:x1="8.62cm" svg:y1="23.987cm" svg:x2="8.62cm" svg:y2="25.003cm">
          <text:p/>
        </draw:line>
        <draw:custom-shape draw:style-name="gr13" draw:text-style-name="P12" draw:layer="layout" svg:width="1.016cm" svg:height="0.762cm" svg:x="8.112cm" svg:y="25.0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8" draw:layer="layout" svg:x1="8.112cm" svg:y1="25.384cm" svg:x2="7.731cm" svg:y2="25.384cm">
          <text:p/>
        </draw:line>
        <draw:line draw:style-name="gr8" draw:text-style-name="P8" draw:layer="layout" svg:x1="7.731cm" svg:y1="25.384cm" svg:x2="7.731cm" svg:y2="23.987cm">
          <text:p/>
        </draw:line>
        <draw:frame draw:style-name="gr17" draw:text-style-name="P13" draw:layer="layout" svg:width="2.413cm" svg:height="1.039cm" svg:x="5.953cm" svg:y="24.876cm">
          <draw:text-box>
            <text:p text:style-name="P14"><text:span text:style-name="T3">No Connection</text:span></text:p>
          </draw:text-box>
        </draw:frame>
        <draw:line draw:style-name="gr8" draw:text-style-name="P8" draw:layer="layout" svg:x1="9.128cm" svg:y1="25.384cm" svg:x2="10.271cm" svg:y2="25.384cm">
          <text:p/>
        </draw:line>
        <draw:custom-shape draw:style-name="gr16" draw:text-style-name="P10" draw:layer="layout" svg:width="2.794cm" svg:height="0.889cm" svg:x="10.271cm" svg:y="25.003cm">
          <text:p text:style-name="P9"><text:span text:style-name="T3">Display data to</text:span><text:span text:style-name="T3"><text:line-break/></text:span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3" draw:layer="layout" svg:width="1.905cm" svg:height="0.645cm" svg:x="8.874cm" svg:y="24.485cm">
          <draw:text-box>
            <text:p text:style-name="P14"><text:span text:style-name="T3">Success</text:span></text:p>
          </draw:text-box>
        </draw:frame>
        <draw:line draw:style-name="gr10" draw:text-style-name="P8" draw:layer="layout" svg:x1="11.668cm" svg:y1="25.003cm" svg:x2="11.668cm" svg:y2="23.606cm">
          <text:p/>
        </draw:line>
        <draw:line draw:style-name="gr8" draw:text-style-name="P8" draw:layer="layout" svg:x1="11.668cm" svg:y1="23.606cm" svg:x2="10.144cm" svg:y2="23.60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6T11:38:10.234400419</meta:creation-date>
    <dc:date>2020-04-16T13:16:42.382245590</dc:date>
    <meta:editing-duration>PT8M51S</meta:editing-duration>
    <meta:editing-cycles>1</meta:editing-cycles>
    <meta:document-statistic meta:object-count="53"/>
    <meta:generator>LibreOffice/6.3.5.2$Linux_X86_64 LibreOffice_project/30$Build-2</meta:generator>
  </office:meta>
</office:document-meta>
</file>